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Fira Sans" fo:font-size="9.94999980926514pt" fo:letter-spacing="normal" fo:font-style="normal" fo:font-weight="normal" officeooo:rsid="00220549" officeooo:paragraph-rsid="0060e5b1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Fira Sans" fo:font-size="9.94999980926514pt" fo:letter-spacing="normal" fo:font-style="normal" fo:font-weight="normal" officeooo:rsid="002d27f6" officeooo:paragraph-rsid="002d27f6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Fira Sans" fo:font-size="10pt" fo:letter-spacing="normal" fo:font-style="normal" fo:font-weight="normal" officeooo:rsid="002022ea" officeooo:paragraph-rsid="002d6831" style:font-size-asian="10pt" style:font-size-complex="10pt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Fira Sans" fo:font-size="10pt" fo:letter-spacing="normal" fo:font-style="normal" fo:font-weight="normal" officeooo:rsid="002d6831" officeooo:paragraph-rsid="002d6831" style:font-size-asian="10pt" style:font-size-complex="10pt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Fira Sans" fo:font-size="10pt" fo:letter-spacing="normal" fo:font-style="normal" fo:font-weight="normal" officeooo:rsid="00286d0f" officeooo:paragraph-rsid="00286d0f" style:font-size-asian="10pt" style:font-size-complex="10p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Fira Sans" fo:font-size="10pt" fo:letter-spacing="normal" fo:font-style="normal" fo:font-weight="normal" officeooo:rsid="002a4aaa" officeooo:paragraph-rsid="0045e872" style:font-size-asian="10pt" style:font-size-complex="10pt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d6831"/>
    </style:style>
    <style:style style:name="P8" style:family="paragraph" style:parent-style-name="Text_20_body">
      <style:paragraph-properties fo:line-height="100%"/>
      <style:text-properties style:font-name="Fira Sans" fo:font-size="10pt" officeooo:paragraph-rsid="00480c1d" style:font-size-asian="10pt" style:font-size-complex="10pt"/>
    </style:style>
    <style:style style:name="P9" style:family="paragraph" style:parent-style-name="Heading_20_3">
      <style:text-properties officeooo:rsid="003988a9" officeooo:paragraph-rsid="003988a9"/>
    </style:style>
    <style:style style:name="P10" style:family="paragraph" style:parent-style-name="Text_20_body" style:list-style-name="L1">
      <style:paragraph-properties fo:line-height="100%"/>
      <style:text-properties officeooo:paragraph-rsid="00480c1d"/>
    </style:style>
    <style:style style:name="P11" style:family="paragraph" style:parent-style-name="Text_20_body" style:list-style-name="L1">
      <style:paragraph-properties fo:line-height="100%"/>
      <style:text-properties fo:font-variant="normal" fo:text-transform="none" fo:color="#000000" loext:opacity="100%" style:font-name="Fira Sans" fo:font-size="10pt" fo:letter-spacing="normal" fo:font-style="normal" fo:font-weight="normal" officeooo:rsid="0032e6c3" officeooo:paragraph-rsid="00480c1d" style:font-size-asian="10pt" style:font-size-complex="10pt"/>
    </style:style>
    <style:style style:name="T1" style:family="text">
      <style:text-properties officeooo:rsid="002d27f6"/>
    </style:style>
    <style:style style:name="T2" style:family="text">
      <style:text-properties officeooo:rsid="002d6831"/>
    </style:style>
    <style:style style:name="T3" style:family="text">
      <style:text-properties officeooo:rsid="002e393b"/>
    </style:style>
    <style:style style:name="T4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3b9ca4"/>
    </style:style>
    <style:style style:name="T5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2d6831"/>
    </style:style>
    <style:style style:name="T6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26c73c"/>
    </style:style>
    <style:style style:name="T7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4baf52"/>
    </style:style>
    <style:style style:name="T8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4ce08d"/>
    </style:style>
    <style:style style:name="T9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5e831b"/>
    </style:style>
    <style:style style:name="T10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6c0f2e"/>
    </style:style>
    <style:style style:name="T11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6da949"/>
    </style:style>
    <style:style style:name="T12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6f85b3"/>
    </style:style>
    <style:style style:name="T13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711246"/>
    </style:style>
    <style:style style:name="T14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72d935"/>
    </style:style>
    <style:style style:name="T15" style:family="text">
      <style:text-properties fo:font-variant="normal" fo:text-transform="none" fo:color="#000000" loext:opacity="100%" style:font-name="Fira Sans" fo:font-size="9.94999980926514pt" fo:letter-spacing="normal" fo:font-style="normal" fo:font-weight="normal" officeooo:rsid="00731028"/>
    </style:style>
    <style:style style:name="T16" style:family="text">
      <style:text-properties officeooo:rsid="003065f7"/>
    </style:style>
    <style:style style:name="T17" style:family="text">
      <style:text-properties officeooo:rsid="0032e6c3"/>
    </style:style>
    <style:style style:name="T18" style:family="text">
      <style:text-properties officeooo:rsid="00344958"/>
    </style:style>
    <style:style style:name="T19" style:family="text">
      <style:text-properties officeooo:rsid="0035597d"/>
    </style:style>
    <style:style style:name="T20" style:family="text">
      <style:text-properties officeooo:rsid="0036ec26"/>
    </style:style>
    <style:style style:name="T21" style:family="text">
      <style:text-properties officeooo:rsid="0039e758"/>
    </style:style>
    <style:style style:name="T22" style:family="text">
      <style:text-properties officeooo:rsid="003fb6c9"/>
    </style:style>
    <style:style style:name="T23" style:family="text">
      <style:text-properties officeooo:rsid="003feda4"/>
    </style:style>
    <style:style style:name="T24" style:family="text">
      <style:text-properties officeooo:rsid="0040721f"/>
    </style:style>
    <style:style style:name="T25" style:family="text">
      <style:text-properties officeooo:rsid="0041bb2b"/>
    </style:style>
    <style:style style:name="T26" style:family="text">
      <style:text-properties officeooo:rsid="0042844f"/>
    </style:style>
    <style:style style:name="T27" style:family="text">
      <style:text-properties officeooo:rsid="00428f13"/>
    </style:style>
    <style:style style:name="T28" style:family="text">
      <style:text-properties officeooo:rsid="0045e872"/>
    </style:style>
    <style:style style:name="T29" style:family="text">
      <style:text-properties style:font-name="Fira Sans" fo:font-size="10pt" style:font-size-asian="10pt" style:font-size-complex="10pt"/>
    </style:style>
    <style:style style:name="T30" style:family="text">
      <style:text-properties style:font-name="Fira Sans" fo:font-size="10pt" officeooo:rsid="00480c1d" style:font-size-asian="10pt" style:font-size-complex="10pt"/>
    </style:style>
    <style:style style:name="T31" style:family="text">
      <style:text-properties style:font-name="Fira Sans" fo:font-size="10pt" officeooo:rsid="00568b04" style:font-size-asian="10pt" style:font-size-complex="10pt"/>
    </style:style>
    <style:style style:name="T32" style:family="text">
      <style:text-properties style:font-name="Fira Sans" fo:font-size="10pt" officeooo:rsid="005707e1" style:font-size-asian="10pt" style:font-size-complex="10pt"/>
    </style:style>
    <style:style style:name="T33" style:family="text">
      <style:text-properties style:font-name="Fira Sans" fo:font-size="10pt" officeooo:rsid="00578ff4" style:font-size-asian="10pt" style:font-size-complex="10pt"/>
    </style:style>
    <style:style style:name="T34" style:family="text">
      <style:text-properties style:font-name="Fira Sans" fo:font-size="10pt" officeooo:rsid="00587f3d" style:font-size-asian="10pt" style:font-size-complex="10pt"/>
    </style:style>
    <style:style style:name="T35" style:family="text">
      <style:text-properties officeooo:rsid="0051faaa"/>
    </style:style>
    <style:style style:name="T36" style:family="text">
      <style:text-properties officeooo:rsid="00535d0b"/>
    </style:style>
    <style:style style:name="T37" style:family="text">
      <style:text-properties officeooo:rsid="0055212c"/>
    </style:style>
    <style:style style:name="T38" style:family="text">
      <style:text-properties officeooo:rsid="00594610"/>
    </style:style>
    <style:style style:name="T39" style:family="text">
      <style:text-properties officeooo:rsid="00598e55"/>
    </style:style>
    <style:style style:name="T40" style:family="text">
      <style:text-properties officeooo:rsid="0059f1bf"/>
    </style:style>
    <style:style style:name="T41" style:family="text">
      <style:text-properties officeooo:rsid="005b95b2"/>
    </style:style>
    <style:style style:name="T42" style:family="text">
      <style:text-properties officeooo:rsid="005d1c64"/>
    </style:style>
    <style:style style:name="T43" style:family="text">
      <style:text-properties officeooo:rsid="005f2a59"/>
    </style:style>
    <style:style style:name="T44" style:family="text">
      <style:text-properties officeooo:rsid="005feb62"/>
    </style:style>
    <style:style style:name="T45" style:family="text">
      <style:text-properties officeooo:rsid="0060e5b1"/>
    </style:style>
    <style:style style:name="T46" style:family="text">
      <style:text-properties officeooo:rsid="00631541"/>
    </style:style>
    <style:style style:name="T47" style:family="text">
      <style:text-properties officeooo:rsid="00643164"/>
    </style:style>
    <style:style style:name="T48" style:family="text">
      <style:text-properties officeooo:rsid="00643939"/>
    </style:style>
    <style:style style:name="T49" style:family="text">
      <style:text-properties officeooo:rsid="00654cf8"/>
    </style:style>
    <style:style style:name="T50" style:family="text">
      <style:text-properties officeooo:rsid="006ae5e5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earning experience</text:h>
      <text:h text:style-name="Heading_20_3" text:outline-level="3">Introduction</text:h>
      <text:p text:style-name="P3">I have <text:span text:style-name="T40">written</text:span><text:span text:style-name="T2"> a program that queries </text:span><text:span text:style-name="T22">the </text:span><text:span text:style-name="T2">F</text:span><text:span text:style-name="T23">innish Metereological Institute </text:span><text:span text:style-name="T24">(FMI)</text:span><text:span text:style-name="T2"> and displays the temperature, wind speed, and pressure at all the stations closest to Oulu. These values are shown in a QML window, overlapping a map of Oulu. I </text:span><text:span text:style-name="T3">also distinguish the stations that have </text:span><text:span text:style-name="T25">the highest temperature, strongest wind speed, and lowest air pressure </text:span><text:span text:style-name="T3">on the map with 3 markers </text:span><text:span text:style-name="T46">and </text:span><text:span text:style-name="T3">an additional UI element.</text:span></text:p>
      <text:p text:style-name="P4"><text:span text:style-name="T26">The data used is the most recent available for each station. </text:span>The data is refreshed every 15 seconds.</text:p>
      <text:h text:style-name="Heading_20_3" text:outline-level="3">Architecture</text:h>
      <text:p text:style-name="P5"><text:span text:style-name="T16">There is </text:span>a clean separation between front and back-end. The back-end<text:span text:style-name="T16"> </text:span>is exposed to QML as a singleton <text:span text:style-name="T27">object</text:span>.</text:p>
      <text:p text:style-name="P8">The back-end follow<text:span text:style-name="T35">s</text:span> the process flow. There are 4 functions:</text:p>
      <text:list text:style-name="L1">
        <text:list-item>
          <text:p text:style-name="P10"><text:span text:style-name="T30">o</text:span><text:span text:style-name="T29">ne for sending a GET request to FMI,</text:span></text:p>
        </text:list-item>
        <text:list-item>
          <text:p text:style-name="P10"><text:span text:style-name="T30">o</text:span><text:span text:style-name="T29">ne for extracting the raw data from the XML response,</text:span></text:p>
        </text:list-item>
        <text:list-item>
          <text:p text:style-name="P10"><text:span text:style-name="T30">o</text:span><text:span text:style-name="T29">ne for </text:span><text:span text:style-name="T31">converting the raw data into an intermediate structure, </text:span><text:span text:style-name="T32">whilst </text:span><text:span text:style-name="T31">keeping only the </text:span><text:span text:style-name="T33">most recent measure</text:span><text:span text:style-name="T34">ments</text:span><text:span text:style-name="T29">, </text:span><text:span text:style-name="T30">and</text:span></text:p>
        </text:list-item>
        <text:list-item>
          <text:p text:style-name="P11">one for finding the stations with highest temperature, wind speed, and lowest pressure.</text:p>
        </text:list-item>
      </text:list>
      <text:p text:style-name="P6"><text:span text:style-name="T17">This final function is the only one responsible for communicating with the front-end via signals. </text:span><text:span text:style-name="T41">All the functions are slots and </text:span><text:span text:style-name="T39">use signals to pass data along the pipeline. </text:span><text:span text:style-name="T43">Since all the containers used are implicitly shared, </text:span><text:span text:style-name="T47">they are passed by </text:span><text:span text:style-name="T43">value.</text:span></text:p>
      <text:h text:style-name="Heading_20_3" text:outline-level="3">Decisions</text:h>
      <text:p text:style-name="P1"><text:span text:style-name="T1">I have </text:span><text:span text:style-name="T18">chosen to </text:span><text:span text:style-name="T1">optimiz</text:span><text:span text:style-name="T18">e</text:span><text:span text:style-name="T1"> the program for </text:span>readability. <text:span text:style-name="T1">This mean</text:span><text:span text:style-name="T28">s</text:span><text:span text:style-name="T1"> </text:span><text:span text:style-name="T28">that I </text:span><text:span text:style-name="T38">could realistically have done everything in a single function, </text:span><text:span text:style-name="T42">with no custom data structures. </text:span><text:span text:style-name="T44">Maybe this would have improved performance slightly, but it would have </text:span><text:span text:style-name="T42">reduced </text:span><text:span text:style-name="T44">modularity </text:span><text:span text:style-name="T45">and </text:span><text:span text:style-name="T44">readability. </text:span><text:span text:style-name="T48">Still, local performance decisions were taken </text:span><text:span text:style-name="T50">when appropriate </text:span><text:span text:style-name="T48">(e.g., not parsing the station ↔ coordinate map</text:span><text:span text:style-name="T49">ping</text:span><text:span text:style-name="T48"> every time the data is refreshed, since that doesn’t change).</text:span></text:p>
      <text:p text:style-name="P2">I have also assumed that the upstream data <text:span text:style-name="T36">schema </text:span>is invariant <text:span text:style-name="T36">(i.e., XML tags don’t change names, </text:span><text:span text:style-name="T37">measurements </text:span><text:span text:style-name="T36">are always grouped </text:span><text:span text:style-name="T37">by stations </text:span><text:span text:style-name="T36">and ordered by ascending unix time)</text:span>, so I have implemented limited error checking as regards the data quality.</text:p>
      <text:h text:style-name="P9" text:outline-level="3">Experience</text:h>
      <text:p text:style-name="P2">I encountered no major problems during this assignment, but the things which took me the most time were: 1) reading and understanding <text:span text:style-name="T19">FMI</text:span>’s data format and API parameters, and 2) setting up an Android emulator and <text:span text:style-name="T20">O</text:span>penSSL. <text:span text:style-name="T21">Other than that, I just had to read the documentation.</text:span></text:p>
      <text:h text:style-name="Heading_20_3" text:outline-level="3">Future direction</text:h>
      <text:p text:style-name="P7"><text:span text:style-name="T4">A possible </text:span><text:span text:style-name="T5">improvemen</text:span><text:span text:style-name="T4">t</text:span><text:span text:style-name="T5"> to the program could be to display a countdown until the next data refresh. I would also like to make the station </text:span><text:span text:style-name="T4">markers on the map </text:span><text:span text:style-name="T6">clickable and redirect them to </text:span><text:span text:style-name="T5">their </text:span><text:span text:style-name="T7">respective </text:span><text:span text:style-name="T8">section in Oulu’</text:span><text:span text:style-name="T9">s FMI page</text:span><text:span text:style-name="T6">. </text:span><text:span text:style-name="T10">An additional one could be to have a field where the user would input the name of a city </text:span><text:span text:style-name="T15">and the program would work there instead</text:span><text:span text:style-name="T11">, </text:span><text:span text:style-name="T12">so we’re not limited to </text:span><text:span text:style-name="T14">only </text:span><text:span text:style-name="T12">Oul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Fira Sans" fo:font-family="'Fira Sans'" style:font-family-generic="swiss" style:font-pitch="variable" fo:font-size="10pt" style:font-size-asian="8.75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1:05:28.750682073</meta:creation-date>
    <dc:date>2023-05-10T18:52:40.671977262</dc:date>
    <meta:editing-duration>PT6H40M42S</meta:editing-duration>
    <meta:editing-cycles>85</meta:editing-cycles>
    <meta:generator>LibreOffice/7.4.6.2$Linux_X86_64 LibreOffice_project/40$Build-2</meta:generator>
    <meta:document-statistic meta:table-count="0" meta:image-count="0" meta:object-count="0" meta:page-count="1" meta:paragraph-count="19" meta:word-count="448" meta:character-count="2690" meta:non-whitespace-character-count="2265"/>
  </office:meta>
</office:document-meta>
</file>